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margin-bottom="0in" fo:line-height="115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" style:parent-style-name="Normal" style:family="paragraph">
      <style:paragraph-properties fo:text-align="justify" fo:margin-bottom="0in" fo:line-height="115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3" style:parent-style-name="Normal" style:family="paragraph">
      <style:paragraph-properties fo:text-align="justify" fo:margin-bottom="0in" fo:line-height="115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4" style:parent-style-name="Normal" style:family="paragraph">
      <style:paragraph-properties fo:text-align="justify" fo:margin-bottom="0in" fo:line-height="115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5" style:parent-style-name="Normal" style:family="paragraph">
      <style:paragraph-properties fo:text-align="justify" fo:margin-bottom="0in" fo:line-height="115%"/>
    </style:style>
    <style:style style:name="T6" style:parent-style-name="DefaultParagraphFont" style:family="text"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T7" style:parent-style-name="DefaultParagraphFont" style:family="text"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T8" style:parent-style-name="DefaultParagraphFont" style:family="text"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T9" style:parent-style-name="DefaultParagraphFont" style:family="text">
      <style:text-properties style:font-name="Times New Roman" style:font-name-complex="Times New Roman" fo:font-style="italic" style:font-style-asian="italic" fo:color="#333333" fo:font-size="12pt" style:font-size-asian="12pt" style:font-size-complex="12pt" fo:background-color="#FFFFFF"/>
    </style:style>
    <style:style style:name="T10" style:parent-style-name="DefaultParagraphFont" style:family="text"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1" style:parent-style-name="Normal" style:family="paragraph">
      <style:paragraph-properties fo:text-align="justify" fo:margin-bottom="0in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3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3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3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3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3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3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3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3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3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3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4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4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4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4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4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4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4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4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4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4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5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5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5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5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5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5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5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5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5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5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6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6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6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6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6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6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6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6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6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6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7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7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7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7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7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7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7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7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7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7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8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8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8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8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8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8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8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8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8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8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9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9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9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9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9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9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9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9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9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9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0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0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0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0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0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0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0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0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0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0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1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1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1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1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1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1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1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1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1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1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2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2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2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2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2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2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2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2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2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2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3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3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3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3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3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3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3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3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3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3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4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4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4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4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4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4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4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4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4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4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5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5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5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5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5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5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5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5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5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5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6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6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6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6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6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6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6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6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6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6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7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7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7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7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7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7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7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7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7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7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8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8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8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8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8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8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8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8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8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8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9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9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9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9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9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9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9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9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9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9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0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0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0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0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0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0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0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0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0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0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1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1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1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1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1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1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1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1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1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1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2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2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2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2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2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2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2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2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2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2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3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3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3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3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3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3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3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3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3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3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4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4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4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4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4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4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4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4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4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4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5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5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5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5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5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5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5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5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5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5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6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6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6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6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6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6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6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6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6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6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7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7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7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7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7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7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7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7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7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7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80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81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82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83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84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85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86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87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88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89" style:parent-style-name="Normal" style:family="paragraph">
      <style:paragraph-properties fo:text-align="justify" fo:line-height="100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90" style:parent-style-name="Normal" style:family="paragraph">
      <style:paragraph-properties fo:text-align="justify" fo:line-height="100%"/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Copyeditor : Mathilde Nicolas.<text:s/></text:p>
      <text:p text:style-name="P2">Creator: Loret Jean (1595 ?-1665).<text:s/></text:p>
      <text:p text:style-name="P3">Title: La Muze historique, Lettre V, Lettre en vers à Son Altesse Madame la Duchesse de Nemours. Du samedi 2 février 1664</text:p>
      <text:p text:style-name="P4">Date: 2 février 1664.<text:s/></text:p>
      <text:p text:style-name="P5"><text:span text:style-name="T6">Bibl:<text:s/></text:span><text:span text:style-name="T7">Loret Jean</text:span><text:span text:style-name="T8">,<text:s/></text:span><text:span text:style-name="T9">La muze historique, ou Recueil des lettres en vers contenant les nouvelles du temps : écrites à Son Altesse Mademoizelle de Longueville, depuis duchesse de Nemours (1650-1665)</text:span><text:span text:style-name="T10">, LIEU, Claude Chenault, ANNÉE.</text:span></text:p>
      <text:p text:style-name="P11"/>
      <text:p text:style-name="P12"/>
      <text:p text:style-name="P13">158</text:p>
      <text:p text:style-name="P14">LETTRE CINQUIÈME</text:p>
      <text:p text:style-name="P15">Du [samedi] deux Février.</text:p>
      <text:p text:style-name="P16"/>
      <text:p text:style-name="P17">INTERDITE.</text:p>
      <text:p text:style-name="P18"/>
      <text:p text:style-name="P19">Une fluxion corrozive</text:p>
      <text:p text:style-name="P20">Qui me tombe sur la gencive,</text:p>
      <text:p text:style-name="P21">Un des plus fâcheux accidents</text:p>
      <text:soft-page-break/>
      <text:p text:style-name="P22">Qui puissent ariver aux dents,</text:p>
      <text:p text:style-name="P23">Aujourd'huy semble m'interdire</text:p>
      <text:p text:style-name="P24"/>
      <text:p text:style-name="P25">L'Art de compozer et d'écrire,</text:p>
      <text:p text:style-name="P26">Puisque soufrir et compozer</text:p>
      <text:p text:style-name="P27">Ne peuvent pas sympatizer :</text:p>
      <text:p text:style-name="P28">Toutefois, quoy que véhémente<text:s/></text:p>
      <text:p text:style-name="P29">Soit la douleur qui me toumente,</text:p>
      <text:p text:style-name="P30"/>
      <text:p text:style-name="P31">159</text:p>
      <text:p text:style-name="P32">Qui me force, non de jurer,</text:p>
      <text:p text:style-name="P33">Mais de me plaindre et murmurer,</text:p>
      <text:p text:style-name="P34">Loin de murmurer et de plaindre,</text:p>
      <text:p text:style-name="P35">Je vais, maintenant, me contraindre</text:p>
      <text:p text:style-name="P36">Dans une sensible afliction,</text:p>
      <text:p text:style-name="P37">Pour faire démonstration</text:p>
      <text:p text:style-name="P38">Du beau zéle qui m'intéresse</text:p>
      <text:soft-page-break/>
      <text:p text:style-name="P39">A servir cette illustre Altesse,</text:p>
      <text:p text:style-name="P40">Qui voit, avec des yeux contents,</text:p>
      <text:p text:style-name="P41">Mes Vers depuis assez longtemps.</text:p>
      <text:p text:style-name="P42"/>
      <text:p text:style-name="P43">Lundy dernier, dans l'Oratoire,</text:p>
      <text:p text:style-name="P44">Où l’on solennizoit la Gloire</text:p>
      <text:p text:style-name="P45">Et les Grandeurs du Fils de Dieu,</text:p>
      <text:p text:style-name="P46">Les Reines furent en ce Lieu,</text:p>
      <text:p text:style-name="P47">Comme trés-devotes et sages,</text:p>
      <text:p text:style-name="P48">Rendre leurs trés-humbles hommages,</text:p>
      <text:p text:style-name="P49">Avec zéle et grande ferveur,</text:p>
      <text:p text:style-name="P50">A ce cher et divin Sauveur.</text:p>
      <text:p text:style-name="P51"/>
      <text:p text:style-name="P52">Cét Evesque, de conséquence,</text:p>
      <text:p text:style-name="P53">Ce rare Torrent d'éloquence,</text:p>
      <text:p text:style-name="P54">Monsieur d'Acqs fit un Sermon</text:p>
      <text:p text:style-name="P55">Digne du célébre renom</text:p>
      <text:p text:style-name="P56">Qu’il s'est, en prêchant l'Evangile,</text:p>
      <text:p text:style-name="P57">Aquis en Cour et dans la Ville,</text:p>
      <text:p text:style-name="P58">Où, tout-de-bon, Leurs Majestez,</text:p>
      <text:p text:style-name="P59">Les Prélats, les Principautez,</text:p>
      <text:p text:style-name="P60">Les Personnes scientifiques,</text:p>
      <text:p text:style-name="P61">Les Errans et les Catholiques,</text:p>
      <text:p text:style-name="P62">Les Courtizans et les Bourgeois,</text:p>
      <text:p text:style-name="P63">L’ont admiré cent et cent fois.</text:p>
      <text:p text:style-name="P64"/>
      <text:p text:style-name="P65">Dans un Salon, ou grande Sale,</text:p>
      <text:p text:style-name="P66">De la noble Maizon Royale,</text:p>
      <text:p text:style-name="P67">Un Balet fut dansé, Mardy,</text:p>
      <text:p text:style-name="P68">Je m’y coulay, non pas sans peine,</text:p>
      <text:p text:style-name="P69">Un peu devant qu'entrât la Reine :</text:p>
      <text:p text:style-name="P70">Mais n’ayant pas été placé</text:p>
      <text:p text:style-name="P71">Aussi bien que j'avois pensé,</text:p>
      <text:p text:style-name="P72">Je n’oüys point la mélodie,</text:p>
      <text:p text:style-name="P73">Je n’y vy point la Comédie,</text:p>
      <text:p text:style-name="P74">Ny le Balet entremêlé,</text:p>
      <text:p text:style-name="P75">Ny ce qu'on en avoit moulé :</text:p>
      <text:p text:style-name="P76">C’est pourquoy j'en sortis, belle-erre,</text:p>
      <text:p text:style-name="P77">Et quoi qu'on ne vît Ciel, ny Terre,</text:p>
      <text:p text:style-name="P78">Je revins chez-moy, promptement,</text:p>
      <text:p text:style-name="P79">Sans voir ce divertissement.</text:p>
      <text:p text:style-name="P80">Jeudy, ma chance fut meilleure,</text:p>
      <text:p text:style-name="P81">Car m’y rendant d'assez bonne-heure,</text:p>
      <text:p text:style-name="P82">La sage Dame de Beauvais,</text:p>
      <text:p text:style-name="P83">Dont beaucoup d'estime je fais,</text:p>
      <text:p text:style-name="P84">Et que l'on chérit et révére</text:p>
      <text:p text:style-name="P85">Dans la Cour de la Reine Mére,</text:p>
      <text:p text:style-name="P86"/>
      <text:p text:style-name="P87">M'y fit entrer, m'y fit placer,</text:p>
      <text:p text:style-name="P88">Dieu l'en veüille recompenser :</text:p>
      <text:p text:style-name="P89">Enfin, par la bonté d'icelle,</text:p>
      <text:p text:style-name="P90">Ayant pour siége une bancelle,</text:p>
      <text:p text:style-name="P91">Tantôt assis, tantôt debout,</text:p>
      <text:p text:style-name="P92">Je vy bien, et de bout-en-bout</text:p>
      <text:p text:style-name="P93">Ce plaizant Balet qui se pique</text:p>
      <text:p text:style-name="P94">De muzical et de comique,</text:p>
      <text:p text:style-name="P95">Et voicy deux mots du sujet.</text:p>
      <text:p text:style-name="P96">Un Jaloux charmé d'un Objet</text:p>
      <text:p text:style-name="P97">Ravissant et de belle taille,</text:p>
      <text:p text:style-name="P98">Veut l'épouzer, vaille-que-vaille,</text:p>
      <text:p text:style-name="P99">Ou, du moins, il promet cela</text:p>
      <text:p text:style-name="P100">Aux Parens de cét Objet-là :</text:p>
      <text:p text:style-name="P101">Mais connoissant que sa Maîtresse</text:p>
      <text:p text:style-name="P102">Est plus Coquette, que Tygresse,</text:p>
      <text:p text:style-name="P103">Redoutant, comme un grand méchef,</text:p>
      <text:p text:style-name="P104">Le fatal pennache du chef,</text:p>
      <text:p text:style-name="P105">S'êtant dégagé vers le Pére,</text:p>
      <text:p text:style-name="P106">Il arive, enfin, que le Frére,</text:p>
      <text:p text:style-name="P107">Qui paroît doux comme un mouton,</text:p>
      <text:p text:style-name="P108">Le contraint à coups de bâton,</text:p>
      <text:p text:style-name="P109">De conclure le Mariage,</text:p>
      <text:p text:style-name="P110">Ce qu'il fait, dont son ame enrage ;</text:p>
      <text:p text:style-name="P111">Mais ce que je dy du Balet</text:p>
      <text:p text:style-name="P112">Ne vaut pas un coup de siflet,</text:p>
      <text:p text:style-name="P113">Ou, du moins, ce n'est pas grand'choze,</text:p>
      <text:p text:style-name="P114">Ny de la Comédie en proze,</text:p>
      <text:p text:style-name="P115">Qu'on peut nommer certainement</text:p>
      <text:p text:style-name="P116">Un exquis divertissement.</text:p>
      <text:p text:style-name="P117">Je ne dis rien des huit Entrées,</text:p>
      <text:p text:style-name="P118">Qui méritent d'être admirées,</text:p>
      <text:p text:style-name="P119">Où Princes et Grands de la Cour,</text:p>
      <text:p text:style-name="P120">Et nôtre Roy digne d'amour,</text:p>
      <text:p text:style-name="P121">En comblant nos cœurs d'allegresse,</text:p>
      <text:p text:style-name="P122">Font êclater leur noble adresse ;</text:p>
      <text:p text:style-name="P123">Je laisse les Concerts galans,</text:p>
      <text:p text:style-name="P124">Et les habits beaux et brillans,</text:p>
      <text:p text:style-name="P125">J'obmets les deux Egiptiennes<text:s/></text:p>
      <text:p text:style-name="P126">Ou, si l'on veut, Bohémiennes,</text:p>
      <text:p text:style-name="P127">Qui joüérent audit Balet<text:s/></text:p>
      <text:p text:style-name="P128">Admirablement leur rolet,<text:s/></text:p>
      <text:p text:style-name="P129">Et parurent assez charmantes</text:p>
      <text:p text:style-name="P130">Avec leurs atours et leurs mantes :</text:p>
      <text:p text:style-name="P131">De la Du-Parc, rien je ne dis,</text:p>
      <text:p text:style-name="P132">Qui rendoit les Gens ébaudis</text:p>
      <text:p text:style-name="P133">Par ses apas, par sa prestance,</text:p>
      <text:p text:style-name="P134">Et par ses beaux pas et sa dance ;</text:p>
      <text:p text:style-name="P135">Enfin, je ne décide rien</text:p>
      <text:p text:style-name="P136">De ce Balet qui me plût bien :</text:p>
      <text:p text:style-name="P137">Cette Piéce assez singuliére</text:p>
      <text:p text:style-name="P138">Est un In-promptu de Moliére;</text:p>
      <text:p text:style-name="P139">Et comme les Bourgeois, un jour,</text:p>
      <text:p text:style-name="P140">Verront ce spectacle à leur tour,</text:p>
      <text:p text:style-name="P141"/>
      <text:p text:style-name="P142">160</text:p>
      <text:p text:style-name="P143">Où l'on a des plaizirs extresmes,</text:p>
      <text:p text:style-name="P144">Ils en pouront juger eux-mesmes :</text:p>
      <text:p text:style-name="P145">Mais prézentement écrivons</text:p>
      <text:p text:style-name="P146">Autres chozes, si nous pouvons.</text:p>
      <text:p text:style-name="P147"/>
      <text:p text:style-name="P148">Mercredy, le Roy nôtre Sire,</text:p>
      <text:p text:style-name="P149">A qui de longs jours je dézire,</text:p>
      <text:p text:style-name="P150">Dans Versaille traita la Cour;</text:p>
      <text:p text:style-name="P151">Et quoy que ce fût un beau jour,</text:p>
      <text:p text:style-name="P152">On n'y fit point, dit-on, de chasse,</text:p>
      <text:p text:style-name="P153">Mais le plaizir de la Ramasse,</text:p>
      <text:p text:style-name="P154">Plus rapide que hazardeux,</text:p>
      <text:p text:style-name="P155">Les divertit une heure, ou deux.</text:p>
      <text:p text:style-name="P156"/>
      <text:p text:style-name="P157">Le jeune Comte de Brienne,</text:p>
      <text:p text:style-name="P158">Touché d'une ferveur chrétienne,</text:p>
      <text:p text:style-name="P159">Ayant, pour les plaizirs mondains,</text:p>
      <text:p text:style-name="P160">Conceu de généreux dédains,</text:p>
      <text:p text:style-name="P161">S'est retiré dans l'Oratoire,</text:p>
      <text:p text:style-name="P162">Pour y servir le Roy de Gloire,</text:p>
      <text:p text:style-name="P163">En atendant que son Destin</text:p>
      <text:p text:style-name="P164">Le rejoigne quelque matin</text:p>
      <text:p text:style-name="P165">A son Epouze chaste et belle,</text:p>
      <text:p text:style-name="P166">Dans la Rézidence éternelle.</text:p>
      <text:p text:style-name="P167"/>
      <text:p text:style-name="P168">Monsieur le Comte de Soissons,</text:p>
      <text:p text:style-name="P169">Triste pour deux grandes raizons,</text:p>
      <text:p text:style-name="P170">Depuis trois jours s'est mis en voye</text:p>
      <text:p text:style-name="P171">Pour aller en Cour de Savoye</text:p>
      <text:p text:style-name="P172">Mêler ses justes déplaizirs,</text:p>
      <text:p text:style-name="P173">Ses regrets, sanglots et soûpirs,</text:p>
      <text:p text:style-name="P174">Aux larmes de l'illustre Prince</text:p>
      <text:p text:style-name="P175">Souverain d'icelle Province,</text:p>
      <text:p text:style-name="P176">Dont il plaint le sort inhumain,</text:p>
      <text:p text:style-name="P177">Et dont il est Couzin germain.</text:p>
      <text:p text:style-name="P178">Or comme ce Duc est fort triste,</text:p>
      <text:p text:style-name="P179">Dieu le console, Dieu l'assiste,</text:p>
      <text:p text:style-name="P180">J'en fais de bon cœur le souhait ;</text:p>
      <text:p text:style-name="P181">Car il est certain qu'il a fait,</text:p>
      <text:p text:style-name="P182">Par deux morts des plus déplorables,</text:p>
      <text:p text:style-name="P183">Deux pertes presque iréparables.</text:p>
      <text:p text:style-name="P184"/>
      <text:p text:style-name="P185">Pluzieurs Gens du Louvre m'ont dit,</text:p>
      <text:p text:style-name="P186">Gens notables, Gens de crédit,</text:p>
      <text:p text:style-name="P187">Que ce Dêmelé d'importance,</text:p>
      <text:p text:style-name="P188">D'entre les Chizis et la France,</text:p>
      <text:p text:style-name="P189">Qui menaçoit d'un si grand feu,</text:p>
      <text:p text:style-name="P190">Est acommodé depuis peu ;</text:p>
      <text:p text:style-name="P191">Si cette Paix n'est pas jurée,</text:p>
      <text:p text:style-name="P192">On la tient du moins assürée :</text:p>
      <text:p text:style-name="P193">Mais par quelles conventions,</text:p>
      <text:p text:style-name="P194">Mais à quelles conditions,</text:p>
      <text:p text:style-name="P195">(Que sçavoir je serois bien aize)</text:p>
      <text:p text:style-name="P196">Il faut qu'à prézent je m'en taize,</text:p>
      <text:p text:style-name="P197"/>
      <text:p text:style-name="P198">Et ce m'est un faire le faut ;<text:s/></text:p>
      <text:p text:style-name="P199">Car Messieurs du Conseil d’Enhaut,</text:p>
      <text:p text:style-name="P200">Par négligence, ou par prudence,</text:p>
      <text:p text:style-name="P201">Ne m'en ont pas fait confidence.</text:p>
      <text:p text:style-name="P202"/>
      <text:p text:style-name="P203">Un Gentil-homme de Bayeux,</text:p>
      <text:p text:style-name="P204">Extrait de fort nobles Ayeux,</text:p>
      <text:p text:style-name="P205">Et de Race fort ancienne,<text:s/></text:p>
      <text:p text:style-name="P206">Qu'on nommoit Monsieur de Vienne,</text:p>
      <text:p text:style-name="P207">Des erreurs de Calvin, coifé,</text:p>
      <text:p text:style-name="P208">Et Huguenot franc et fiéfé,</text:p>
      <text:p text:style-name="P209">Ayant dans toute sa jeunesse</text:p>
      <text:p text:style-name="P210">Préféré le Prêche à la Messe,</text:p>
      <text:p text:style-name="P211">Se sentant au lit atrapé,</text:p>
      <text:p text:style-name="P212">Et de ce cruël mal frapé,</text:p>
      <text:p text:style-name="P213">Qui tant de vizages dézole,</text:p>
      <text:p text:style-name="P214">Qu'on apelle Plate-vérole,</text:p>
      <text:p text:style-name="P215">Publiquement, et non sous-main,</text:p>
      <text:p text:style-name="P216">Se fit Catholique Romain..</text:p>
      <text:p text:style-name="P217">Ses Parens, tous grands calvinistes,</text:p>
      <text:p text:style-name="P218">De son beau dessein êtans trites,</text:p>
      <text:p text:style-name="P219">Voulurent unanimement</text:p>
      <text:p text:style-name="P220">Y métre de l'empêchement :<text:s/></text:p>
      <text:p text:style-name="P221">Mais leurs défenses furent vaines,</text:p>
      <text:p text:style-name="P222">Ils y perdirent soins et peines,</text:p>
      <text:p text:style-name="P223">Ce Fils abjura leur erreur,<text:s/></text:p>
      <text:p text:style-name="P224">Ce qui les mit presque en fureur,</text:p>
      <text:p text:style-name="P225">L'un en murmure, l'autre en pleure :</text:p>
      <text:p text:style-name="P226">Et luy, se sentant d'heure-en-heure,<text:s/></text:p>
      <text:p text:style-name="P227">Aprocher des derniers momens,</text:p>
      <text:p text:style-name="P228">Il receut tous ses Sacremens,<text:s/></text:p>
      <text:p text:style-name="P229">Et fut mis (aprés la mort dure)</text:p>
      <text:p text:style-name="P230">En honorable sépulture,</text:p>
      <text:p text:style-name="P231">Avec des funébres honneurs<text:s/></text:p>
      <text:p text:style-name="P232">Qu'on ne fait qu'aux plus Grands Seigneurs</text:p>
      <text:p text:style-name="P233">Tous les Prestres et tous les Moines,<text:s/></text:p>
      <text:p text:style-name="P234">Avec quantité de Chanoines,</text:p>
      <text:p text:style-name="P235">En larmoyant, l'ayans conduit</text:p>
      <text:p text:style-name="P236">Au funeste et dernier réduit,<text:s/></text:p>
      <text:p text:style-name="P237">Ou nos corps ne sont plus que cendre :</text:p>
      <text:p text:style-name="P238">Voila ce que je vien d'aprendre</text:p>
      <text:p text:style-name="P239">(J'en puis jurer ma foy-de-Dieu)</text:p>
      <text:p text:style-name="P240">D'un Billet venant de bon lieu,</text:p>
      <text:p text:style-name="P241">Sçavoir d'un Prézident illustre,</text:p>
      <text:p text:style-name="P242">Dont le Fils, dans un digne lustre,</text:p>
      <text:p text:style-name="P243">Fils dévot et judicieux,</text:p>
      <text:p text:style-name="P244">Est Evesque dudit Bayeux.</text:p>
      <text:p text:style-name="P245"/>
      <text:p text:style-name="P246">J'aysceu d'un nommé Maître Estienne</text:p>
      <text:p text:style-name="P247">Que dans la Cité de Vienne,</text:p>
      <text:p text:style-name="P248">Qui vaut cinq fois celle du Mans,<text:s/></text:p>
      <text:p text:style-name="P249">On a si peur des Otomans,</text:p>
      <text:p text:style-name="P250">Que pluzieurs ont plié bagage</text:p>
      <text:p text:style-name="P251">Pour ailleurs fixer leur ménage,</text:p>
      <text:p text:style-name="P252"/>
      <text:p text:style-name="P253">161</text:p>
      <text:p text:style-name="P254">Quoy que l'on prenne des grands soins</text:p>
      <text:p text:style-name="P255">D’en fortifier tous les coins,</text:p>
      <text:p text:style-name="P256">Les Bastions et les Courtines ;</text:p>
      <text:p text:style-name="P257">On y creuse des Contre-mines,</text:p>
      <text:p text:style-name="P258">On y fait des Canons si gros,</text:p>
      <text:p text:style-name="P259">Qu’un seul peut tuër dix Héros</text:p>
      <text:p text:style-name="P260">Avec boulet de cent livres;</text:p>
      <text:p text:style-name="P261">On y voiture bien des vivres,</text:p>
      <text:p text:style-name="P262">Tant pour hommes, que pour chevaux:</text:p>
      <text:p text:style-name="P263">De plus, outre tous ces travaux,</text:p>
      <text:p text:style-name="P264">On y met des Faux-bours par-terre,</text:p>
      <text:p text:style-name="P265">Qui ne sont pas bons pour la guerre.</text:p>
      <text:p text:style-name="P266">Enfin, si ladite Cité,</text:p>
      <text:p text:style-name="P267">Vers le Printemps, ou vers l'Eté,</text:p>
      <text:p text:style-name="P268">Etoit par lesdits Turcs bloquée,</text:p>
      <text:p text:style-name="P269">Enceinte, assaillie, ataquée,</text:p>
      <text:p text:style-name="P270"/>
      <text:p text:style-name="P271">Messieurs les Généraux Hongrois</text:p>
      <text:p text:style-name="P272">En feroient créver plus de trois :</text:p>
      <text:p text:style-name="P273">Et si le Grand Seigneur aspire</text:p>
      <text:p text:style-name="P274">A la conquête de l'Empire,</text:p>
      <text:p text:style-name="P275">Selon l'atente et le dézir</text:p>
      <text:p text:style-name="P276">De son fameux Premier Vizir,</text:p>
      <text:p text:style-name="P277">Les Germains, les Auxiliaires,</text:p>
      <text:p text:style-name="P278">Etans contre iceux Aversaires</text:p>
      <text:p text:style-name="P279">D'une juste ardeur embrazez,</text:p>
      <text:p text:style-name="P280">N'auront pas lors les bras croizez.</text:p>
      <text:p text:style-name="P281"/>
      <text:p text:style-name="P282">Comme icy nôtre Verve cesse,</text:p>
      <text:p text:style-name="P283">Je prens congé de ma Princesse.</text:p>
      <text:p text:style-name="P284"/>
      <text:p text:style-name="P285">Fait le jour de la Chandeleur,</text:p>
      <text:p text:style-name="P286">Sentant aux dents quelque douleur.</text:p>
      <text:p text:style-name="P287"/>
      <text:p text:style-name="P288"/>
      <text:p text:style-name="P289"/>
      <text:p text:style-name="P2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style:vertical-align="baseline" fo:margin-bottom="0in" fo:line-height="100%"/>
      <style:text-properties style:font-name="Calibri" style:font-name-asian="Calibri" style:font-name-complex="F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ows User</meta:initial-creator>
    <dc:creator>word</dc:creator>
    <meta:creation-date>2020-02-13T11:12:00Z</meta:creation-date>
    <dc:date>2020-02-13T11:12:00Z</dc:date>
    <meta:template xlink:href="Normal" xlink:type="simple"/>
    <meta:editing-cycles>2</meta:editing-cycles>
    <meta:editing-duration>PT0S</meta:editing-duration>
    <meta:document-statistic meta:page-count="3" meta:paragraph-count="16" meta:word-count="1225" meta:character-count="8193" meta:row-count="58" meta:non-whitespace-character-count="6984"/>
  </office:meta>
</office:document-meta>
</file>